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ptMojo.getAptSourceRoo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ptMojo.getClasspath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ptMojo.getOutpu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ptMojo.getGener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ptMojo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stAptMojo.getSourceInclusionScann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estAptMojo.getCompileSourceRoo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